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articipant Data Collection Plan</text:title></text:p>
      <text:p text:style-name="OrgTitle"/>
      <text:p text:style-name="OrgSubtitle"><text:initial-creator>DESKTOP-BN4CLOF</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abc64d">1. Purpose</text:a></text:p>
          <text:p text:style-name="Contents_20_1"><text:a xlink:type="simple" xlink:href="#org041a2c0">2. Data Outline</text:a></text:p>
          <text:p text:style-name="Contents_20_2"><text:a xlink:type="simple" xlink:href="#org439f2fd">2.1. User</text:a></text:p>
          <text:p text:style-name="Contents_20_2"><text:a xlink:type="simple" xlink:href="#org3a48a11">2.2. Class</text:a></text:p>
          <text:p text:style-name="Contents_20_2"><text:a xlink:type="simple" xlink:href="#org33e05b1">2.3. Implementation</text:a></text:p>
          <text:p text:style-name="Contents_20_2"><text:a xlink:type="simple" xlink:href="#org722dede">2.4. Skills</text:a></text:p>
        </text:index-body>
      </text:table-of-content>
      <text:h text:style-name="Heading_20_1" text:outline-level="1" text:is-list-header="false">
<text:bookmark-start text:name="OrgXref.org9abc64d"/>
<text:bookmark text:name="org9abc64d"/>Purpose
<text:bookmark-end text:name="OrgXref.org9abc64d"/></text:h>
      <text:p text:style-name="Text_20_body">To define the data collected <text:span text:style-name="Emphasis">from</text:span> participants in the Bootstrap community during the course of enrolling and participating in facilitated events and implementation support. Additional data internal to Bootstrap or particular to events, e.g. whether the participant receives coaching is not included, neither is event attendance or participation.
</text:p>
      <text:p text:style-name="Text_20_body">Any data group below marked with a <text:span text:style-name="Bold">(d)</text:span> is considered draft and may be dropped or included in a later year. Data groups marked with two dollar signs <text:span text:style-name="Bold">($$)</text:span> are requirements for enrollment.
</text:p>
      <text:h text:style-name="Heading_20_1" text:outline-level="1" text:is-list-header="false">
<text:bookmark-start text:name="OrgXref.org041a2c0"/>
<text:bookmark text:name="org041a2c0"/>Data Outline
<text:bookmark-end text:name="OrgXref.org041a2c0"/></text:h>
      <text:h text:style-name="Heading_20_2" text:outline-level="2" text:is-list-header="false">
<text:bookmark-start text:name="OrgXref.org439f2fd"/>
<text:bookmark text:name="org439f2fd"/>User
<text:bookmark-end text:name="OrgXref.org439f2fd"/></text:h>
      <text:list text:style-name="OrgBulletedList" text:continue-numbering="false">
        <text:list-item>
          <text:p text:style-name="Text_20_body">$$ Name, first and last, alternate first and last name (nickname or name change)
</text:p>
        </text:list-item>
        <text:list-item>
          <text:p text:style-name="Text_20_body">Race/Ethnicity, gender
</text:p>
        </text:list-item>
        <text:list-item>
          <text:p text:style-name="Text_20_body">$$ Employer, employer address, role title, date started or years in position
</text:p>
        </text:list-item>
        <text:list-item>
          <text:p text:style-name="Text_20_body">$$ is-Teacher? (whether or not participant spends majority of working hours supervising students)
</text:p>
          <text:list text:style-name="OrgDescriptionList" text:continue-numbering="true">
            <text:list-item>
              <text:p text:style-name="Text_20_body_20_bold">Yes</text:p>
              <text:list text:style-name="OrgDescriptionList" text:continue-numbering="true">
                <text:list-item>
                  <text:p text:style-name="Text_20_body">Teaching license, years teaching, computer science experience (anecdotal),
</text:p>
                </text:list-item>
              </text:list>
            </text:list-item>
            <text:list-item>
              <text:p text:style-name="Text_20_body_20_bold">No</text:p>
              <text:list text:style-name="OrgDescriptionList" text:continue-numbering="true">
                <text:list-item>
                  <text:p text:style-name="Text_20_body">Describe education role and/or relationship to teachers and classrooms.
</text:p>
                </text:list-item>
              </text:list>
            </text:list-item>
          </text:list>
        </text:list-item>
        <text:list-item>
          <text:p text:style-name="Text_20_body">Professional affiliation
</text:p>
        </text:list-item>
        <text:list-item>
          <text:p text:style-name="Text_20_body">Classroom tools used (Desmos, Geogebra, code.org, etc.) (d)
</text:p>
        </text:list-item>
        <text:list-item>
          <text:p text:style-name="Text_20_body">How did you hear about Bootstrap and/or Why are you taking this workshop?
</text:p>
        </text:list-item>
        <text:list-item>
          <text:p text:style-name="Text_20_body">$$ Supporting partner organization or self pay.
</text:p>
        </text:list-item>
      </text:list>
      <text:h text:style-name="Heading_20_2" text:outline-level="2" text:is-list-header="false">
<text:bookmark-start text:name="OrgXref.org3a48a11"/>
<text:bookmark text:name="org3a48a11"/>Class
<text:bookmark-end text:name="OrgXref.org3a48a11"/></text:h>
      <text:list text:style-name="OrgBulletedList" text:continue-numbering="false">
        <text:list-item>
          <text:p text:style-name="Text_20_body">Subject, start/end dates, course title, grade level or student age
</text:p>
        </text:list-item>
        <text:list-item>
          <text:p text:style-name="Text_20_body">School, district, state
</text:p>
        </text:list-item>
        <text:list-item>
          <text:p text:style-name="Text_20_body">Student demographics (percent<text:span text:style-name="OrgSubscript">race</text:span>/ethnicity,percent<text:span text:style-name="OrgSubscript">gender,percent</text:span><text:span text:style-name="OrgSubscript">disability</text:span>)
</text:p>
        </text:list-item>
        <text:list-item>
          <text:p text:style-name="Text_20_body">(d) Context (anecdotal), [remedial/grade-level/advanced, prerequisite]
</text:p>
        </text:list-item>
        <text:list-item>
          <text:p text:style-name="Text_20_body">(d) Technology in the classroom [computer<text:span text:style-name="OrgSubscript">lab</text:span>/1-1<text:span text:style-name="OrgSubscript">laptops</text:span>/chromebooks], school domain google accounts
</text:p>
        </text:list-item>
      </text:list>
      <text:h text:style-name="Heading_20_2" text:outline-level="2" text:is-list-header="false">
<text:bookmark-start text:name="OrgXref.org33e05b1"/>
<text:bookmark text:name="org33e05b1"/>Implementation
<text:bookmark-end text:name="OrgXref.org33e05b1"/></text:h>
      <text:list text:style-name="OrgBulletedList" text:continue-numbering="false">
        <text:list-item>
          <text:p text:style-name="Text_20_body">Class id (always references a Class, see above)
</text:p>
        </text:list-item>
        <text:list-item>
          <text:p text:style-name="Text_20_body">Bootstrap lessons used, coaching attended, received support (anecdotal)
</text:p>
        </text:list-item>
        <text:list-item>
          <text:p text:style-name="Text_20_body">administrative support (anecdotal),
</text:p>
        </text:list-item>
      </text:list>
      <text:h text:style-name="Heading_20_2" text:outline-level="2" text:is-list-header="false">
<text:bookmark-start text:name="OrgXref.org722dede"/>
<text:bookmark text:name="org722dede"/>Skills
<text:bookmark-end text:name="OrgXref.org722dede"/></text:h>
      <text:p text:style-name="Text_20_body">Skills are currently assessed in aggregate with anonymous pre and post diagnostics administered during a training.
</text:p>
      <text:p text:style-name="Text_20_body">Individual skills assessment data aligned to a curriculum specific skills framework wait for future plann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ESKTOP-BN4CLOF</dc:creator>
    <meta:initial-creator>DESKTOP-BN4CLOF</meta:initial-creator>
    <dc:date>2024-03-09T17:18:34</dc:date>
    <meta:creation-date>2024-03-09T17:18:34</meta:creation-date>
    <meta:generator>Emacs 30.0.50 (Org mode 9.6.15)</meta:generator>
    <meta:keyword/>
    <dc:subject/>
    <dc:title>Participant Data Collection Plan</dc:title>
  </office:meta>
</office:document-meta>
</file>